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ahoma" officeooo:rsid="00034d1e" officeooo:paragraph-rsid="00034d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9211741245807077" text:style-name="L1">
        <text:list-item>
          <text:p text:style-name="P1">Búa (trang 19, hình 53)</text:p>
        </text:list-item>
        <text:list-item>
          <text:p text:style-name="P1">Bảng đen (trang 11, hình 20)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 Kiet</meta:initial-creator>
    <meta:creation-date>2014-07-20T19:22:05.653484842</meta:creation-date>
    <dc:date>2014-07-20T19:28:08.556998413</dc:date>
    <dc:creator>Ho Kiet</dc:creator>
    <meta:editing-duration>PT1M18S</meta:editing-duration>
    <meta:editing-cycles>2</meta:editing-cycles>
    <meta:generator>LibreOffice/4.2.5.2$Linux_X86_64 LibreOffice_project/420$Build-2</meta:generator>
    <meta:document-statistic meta:table-count="0" meta:image-count="0" meta:object-count="0" meta:page-count="1" meta:paragraph-count="3" meta:word-count="14" meta:character-count="57" meta:non-whitespace-character-count="48"/>
  </office:meta>
</office:document-meta>
</file>